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12S" calcext:value-type="time">
            <text:p>18:07:1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14S" calcext:value-type="time">
            <text:p>18:07:1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17S" calcext:value-type="time">
            <text:p>18:07:1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17S" calcext:value-type="time">
            <text:p>18:07:1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23S" calcext:value-type="time">
            <text:p>18:07:2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25S" calcext:value-type="time">
            <text:p>18:07:2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31S" calcext:value-type="time">
            <text:p>18:07:31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34S" calcext:value-type="time">
            <text:p>18:07:3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37S" calcext:value-type="time">
            <text:p>18:07:3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39S" calcext:value-type="time">
            <text:p>18:07:39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40S" calcext:value-type="time">
            <text:p>18:07:4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42S" calcext:value-type="time">
            <text:p>18:07:42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46S" calcext:value-type="time">
            <text:p>18:07:4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47S" calcext:value-type="time">
            <text:p>18:07:47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49S" calcext:value-type="time">
            <text:p>18:07:4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57S" calcext:value-type="time">
            <text:p>18:07:5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57S" calcext:value-type="time">
            <text:p>18:07:5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7M58S" calcext:value-type="time">
            <text:p>18:07:5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8M01S" calcext:value-type="time">
            <text:p>18:08:0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8M01S" calcext:value-type="time">
            <text:p>18:08:0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8M06S" calcext:value-type="time">
            <text:p>18:08:0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1S" calcext:value-type="time">
            <text:p>18:07:1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2S" calcext:value-type="time">
            <text:p>18:07:1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2S" calcext:value-type="time">
            <text:p>18:07:1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2S" calcext:value-type="time">
            <text:p>18:07:1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4S" calcext:value-type="time">
            <text:p>18:07:1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5S" calcext:value-type="time">
            <text:p>18:07:1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6S" calcext:value-type="time">
            <text:p>18:07:16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6S" calcext:value-type="time">
            <text:p>18:07:1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8S" calcext:value-type="time">
            <text:p>18:07:1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8S" calcext:value-type="time">
            <text:p>18:07:1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19S" calcext:value-type="time">
            <text:p>18:07:1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20S" calcext:value-type="time">
            <text:p>18:07:20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22S" calcext:value-type="time">
            <text:p>18:07:2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22S" calcext:value-type="time">
            <text:p>18:07:2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24S" calcext:value-type="time">
            <text:p>18:07:2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25S" calcext:value-type="time">
            <text:p>18:07:25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26S" calcext:value-type="time">
            <text:p>18:07:2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27S" calcext:value-type="time">
            <text:p>18:07:2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32S" calcext:value-type="time">
            <text:p>18:07:3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40S" calcext:value-type="time">
            <text:p>18:07:4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44S" calcext:value-type="time">
            <text:p>18:07:44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45S" calcext:value-type="time">
            <text:p>18:07:4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47S" calcext:value-type="time">
            <text:p>18:07:4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48S" calcext:value-type="time">
            <text:p>18:07:4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48S" calcext:value-type="time">
            <text:p>18:07:48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49S" calcext:value-type="time">
            <text:p>18:07:49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52S" calcext:value-type="time">
            <text:p>18:07:5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54S" calcext:value-type="time">
            <text:p>18:07:54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56S" calcext:value-type="time">
            <text:p>18:07:5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7M58S" calcext:value-type="time">
            <text:p>18:07:58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8M00S" calcext:value-type="time">
            <text:p>18:08:0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8M01S" calcext:value-type="time">
            <text:p>18:08:0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8M03S" calcext:value-type="time">
            <text:p>18:08:03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8H08M06S" calcext:value-type="time">
            <text:p>18:08:06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7M13S" calcext:value-type="time">
            <text:p>18:07:13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7M19S" calcext:value-type="time">
            <text:p>18:07:19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7M30S" calcext:value-type="time">
            <text:p>18:07:30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7M41S" calcext:value-type="time">
            <text:p>18:07:41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7M53S" calcext:value-type="time">
            <text:p>18:07:53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8H08M01S" calcext:value-type="time">
            <text:p>18:08:01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7M12S" calcext:value-type="time">
            <text:p>18:07:1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7M23S" calcext:value-type="time">
            <text:p>18:07:23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7M37S" calcext:value-type="time">
            <text:p>18:07:3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7M47S" calcext:value-type="time">
            <text:p>18:07:47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8H07M58S" calcext:value-type="time">
            <text:p>18:07:58</text:p>
          </table:table-cell>
          <table:table-cell office:value-type="float" office:value="-83" calcext:value-type="float">
            <text:p>-83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C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7:43:43.874341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4:05.292529433</meta:creation-date>
    <dc:date>2019-12-16T17:44:01.995089200</dc:date>
    <meta:editing-duration>PT4M59S</meta:editing-duration>
    <meta:editing-cycles>4</meta:editing-cycles>
    <meta:generator>LibreOffice/6.0.7.3$Linux_X86_64 LibreOffice_project/00m0$Build-3</meta:generator>
    <meta:document-statistic meta:table-count="1" meta:cell-count="201" meta:object-count="0"/>
  </office:meta>
</office:document-meta>
</file>